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4a96e"/>
    </style:style>
    <style:style style:name="P2" style:family="paragraph" style:parent-style-name="Standard">
      <style:text-properties officeooo:paragraph-rsid="043669c9"/>
    </style:style>
    <style:style style:name="P3" style:family="paragraph" style:parent-style-name="Standard">
      <style:text-properties officeooo:paragraph-rsid="043b317b"/>
    </style:style>
    <style:style style:name="P4" style:family="paragraph" style:parent-style-name="Standard">
      <style:text-properties officeooo:paragraph-rsid="043f0b89"/>
    </style:style>
    <style:style style:name="P5" style:family="paragraph" style:parent-style-name="Standard">
      <style:text-properties officeooo:paragraph-rsid="04421e9e"/>
    </style:style>
    <style:style style:name="P6" style:family="paragraph" style:parent-style-name="Standard">
      <style:text-properties officeooo:paragraph-rsid="044707b9"/>
    </style:style>
    <style:style style:name="P7" style:family="paragraph" style:parent-style-name="Standard">
      <style:text-properties officeooo:paragraph-rsid="04497356"/>
    </style:style>
    <style:style style:name="P8" style:family="paragraph" style:parent-style-name="Standard">
      <style:text-properties officeooo:paragraph-rsid="044cce50"/>
    </style:style>
    <style:style style:name="P9" style:family="paragraph" style:parent-style-name="Standard">
      <style:text-properties officeooo:paragraph-rsid="04503361"/>
    </style:style>
    <style:style style:name="P10" style:family="paragraph" style:parent-style-name="Standard">
      <style:text-properties officeooo:paragraph-rsid="0452780f"/>
    </style:style>
    <style:style style:name="P11" style:family="paragraph" style:parent-style-name="Standard">
      <style:text-properties officeooo:paragraph-rsid="045334f0"/>
    </style:style>
    <style:style style:name="P12" style:family="paragraph" style:parent-style-name="Standard">
      <style:text-properties officeooo:paragraph-rsid="04537b9c"/>
    </style:style>
    <style:style style:name="P13" style:family="paragraph" style:parent-style-name="Standard">
      <style:text-properties officeooo:paragraph-rsid="0455ceb5"/>
    </style:style>
    <style:style style:name="P14" style:family="paragraph" style:parent-style-name="Standard">
      <style:text-properties officeooo:paragraph-rsid="045dea67"/>
    </style:style>
    <style:style style:name="P15" style:family="paragraph" style:parent-style-name="Standard">
      <style:text-properties officeooo:paragraph-rsid="0469bf77"/>
    </style:style>
    <style:style style:name="P16" style:family="paragraph" style:parent-style-name="Standard">
      <style:text-properties officeooo:paragraph-rsid="046b940b"/>
    </style:style>
    <style:style style:name="P17" style:family="paragraph" style:parent-style-name="Heading_20_4">
      <style:text-properties officeooo:paragraph-rsid="04421e9e"/>
    </style:style>
    <style:style style:name="P18" style:family="paragraph" style:parent-style-name="Standard" style:list-style-name="L1">
      <style:text-properties officeooo:paragraph-rsid="043f4310"/>
    </style:style>
    <style:style style:name="P19" style:family="paragraph" style:parent-style-name="Standard" style:list-style-name="L2">
      <style:text-properties officeooo:paragraph-rsid="04512b4d"/>
    </style:style>
    <style:style style:name="P20" style:family="paragraph" style:parent-style-name="Standard">
      <style:text-properties officeooo:paragraph-rsid="046b940b"/>
    </style:style>
    <style:style style:name="P21" style:family="paragraph" style:parent-style-name="Standard">
      <style:text-properties officeooo:paragraph-rsid="046d0ac3"/>
    </style:style>
    <style:style style:name="P22" style:family="paragraph" style:parent-style-name="Standard">
      <style:text-properties officeooo:paragraph-rsid="04553ece"/>
    </style:style>
    <style:style style:name="P23" style:family="paragraph" style:parent-style-name="Standard">
      <style:text-properties officeooo:paragraph-rsid="047226ae"/>
    </style:style>
    <style:style style:name="P24" style:family="paragraph" style:parent-style-name="Text_20_body" style:list-style-name="L3"/>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text-properties fo:color="#ff0000"/>
    </style:style>
    <style:style style:name="T1" style:family="text">
      <style:text-properties fo:color="#000000" style:text-line-through-style="none" style:text-line-through-type="none" style:font-name="Calibri" fo:font-size="9pt" style:text-underline-style="none" fo:font-weight="normal" officeooo:rsid="0434a9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669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21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614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553e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55c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69bf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6b94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6d0a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 style:family="text">
      <style:text-properties fo:color="#000000"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 style:family="text">
      <style:text-properties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style:text-line-through-style="none" style:text-line-through-type="none" style:font-name="Calibri" fo:font-size="9pt" style:text-underline-style="none" fo:font-weight="normal" officeooo:rsid="04553e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34"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ff0000" style:text-line-through-style="none" style:text-line-through-type="none" style:font-name="Calibri" fo:font-size="9pt" style:text-underline-style="none" fo:font-weight="normal" officeooo:rsid="045e0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ff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ff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ff0000" style:text-line-through-style="none" style:text-line-through-type="none" style:font-name="Calibri" fo:font-size="9pt" style:text-underline-style="none" fo:font-weight="normal" officeooo:rsid="04553e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ff0000" style:text-line-through-style="none" style:text-line-through-type="none" style:font-name="Calibri" fo:font-size="9pt" style:text-underline-style="none" fo:font-weight="normal" officeooo:rsid="04722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ff0000" style:text-line-through-style="none" style:text-line-through-type="none" style:font-name="Calibri" fo:font-size="9pt" style:text-underline-style="none" fo:font-weight="normal" officeooo:rsid="04737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youtube.com/watch?v=KmAyPUv9gOY" text:style-name="Internet_20_link" text:visited-style-name="Visited_20_Internet_20_Link"><text:span text:style-name="Source_20_Text"><text:span text:style-name="T1">https://www.youtube.com/watch?v=KmAyPUv9gOY</text:span></text:span></text:a></text:p>
      <text:p text:style-name="P1"><text:span text:style-name="Source_20_Text"><text:span text:style-name="T1"/></text:span></text:p>
      <text:p text:style-name="P2"><text:span text:style-name="Source_20_Text"><text:span text:style-name="T2">Tweeting: Sending a tweet,</text:span></text:span></text:p>
      <text:p text:style-name="P3"><text:span text:style-name="Source_20_Text"><text:span text:style-name="T3">Timeline:</text:span></text:span></text:p>
      <text:list xml:id="list4918198484560155291" text:style-name="L1">
        <text:list-item>
          <text:p text:style-name="P18"><text:span text:style-name="Source_20_Text"><text:span text:style-name="T8">user</text:span></text:span><text:span text:style-name="Source_20_Text"><text:span text:style-name="T6"> timeline: </text:span></text:span><text:span text:style-name="Source_20_Text"><text:span text:style-name="T7">Here I see my tweets and the tweets which I retweeted </text:span></text:span><text:span text:style-name="Source_20_Text"><text:span text:style-name="T11">(easy to design)</text:span></text:span><text:span text:style-name="Source_20_Text"><text:span text:style-name="T7">,</text:span></text:span></text:p>
        </text:list-item>
        <text:list-item>
          <text:p text:style-name="P18"><text:span text:style-name="Source_20_Text"><text:span text:style-name="T6">home timeline:</text:span></text:span><text:span text:style-name="Source_20_Text"><text:span text:style-name="T3"> </text:span></text:span><text:span text:style-name="Source_20_Text"><text:span text:style-name="T4">Where </text:span></text:span><text:span text:style-name="Source_20_Text"><text:span text:style-name="T9">I</text:span></text:span><text:span text:style-name="Source_20_Text"><text:span text:style-name="T4"> see other people tweets to whom </text:span></text:span><text:span text:style-name="Source_20_Text"><text:span text:style-name="T9">I</text:span></text:span><text:span text:style-name="Source_20_Text"><text:span text:style-name="T4"> follow and the tweets of those persons to whom </text:span></text:span><text:span text:style-name="Source_20_Text"><text:span text:style-name="T9">I</text:span></text:span><text:span text:style-name="Source_20_Text"><text:span text:style-name="T4"> don’t follow directly but </text:span></text:span><text:span text:style-name="Source_20_Text"><text:span text:style-name="T5">somebody else of the people </text:span></text:span><text:span text:style-name="Source_20_Text"><text:span text:style-name="T9">I</text:span></text:span><text:span text:style-name="Source_20_Text"><text:span text:style-name="T5"> follow</text:span></text:span><text:span text:style-name="Source_20_Text"><text:span text:style-name="T4"> reacted on </text:span></text:span><text:span text:style-name="Source_20_Text"><text:span text:style-name="T5">that tweet </text:span></text:span><text:span text:style-name="Source_20_Text"><text:span text:style-name="T11">(difficult to design)</text:span></text:span><text:span text:style-name="Source_20_Text"><text:span text:style-name="T4">,</text:span></text:span></text:p>
        </text:list-item>
      </text:list>
      <text:p text:style-name="P5"><text:span text:style-name="Source_20_Text"><text:span text:style-name="T12">Following: </text:span></text:span><text:span text:style-name="Source_20_Text"><text:span text:style-name="T13">I have my profile and I click following someone else’s profile and I want to see his tweets in my home timeline,</text:span></text:span></text:p>
      <text:p text:style-name="P5"><text:span text:style-name="Source_20_Text"><text:span text:style-name="T13"/></text:span></text:p>
      <text:p text:style-name="P6"><text:span text:style-name="Source_20_Text"><text:span text:style-name="T14">Basic design: User table, tweet table, </text:span></text:span><text:span text:style-name="Source_20_Text"><text:span text:style-name="T15">follower table,</text:span></text:span></text:p>
      <text:p text:style-name="P6"><text:span text:style-name="Source_20_Text"><text:span text:style-name="T14">Simple query for user-timeline that provide all tweets of this person in chronological order</text:span></text:span></text:p>
      <text:p text:style-name="P6"><text:span text:style-name="Source_20_Text"><text:span text:style-name="T14">Complex and time-taking query for home-timeline that provide all tweets of all the persons to whom I follow in chronological order, (if they have reacted on someone else’s tweets, tag that tweet also). </text:span></text:span><text:span text:style-name="Source_20_Text"><text:span text:style-name="T15">This will be a very time-taking query which will need to be run everytime when an user accesses his home time-line and after some time sharding or indexing is also not going to work well.</text:span></text:span></text:p>
      <text:p text:style-name="P6"><text:span text:style-name="Source_20_Text"><text:span text:style-name="T14"/></text:span></text:p>
      <text:p text:style-name="P7"><text:span text:style-name="Source_20_Text"><text:span text:style-name="T29">Important trade-offs of the architecture,</text:span></text:span></text:p>
      <text:p text:style-name="P8"><text:span text:style-name="Source_20_Text"><text:span text:style-name="T29">Why this architecture is selected:</text:span></text:span></text:p>
      <text:list xml:id="list1237727666141219557" text:style-name="L2">
        <text:list-item>
          <text:p text:style-name="P19"><text:span text:style-name="Source_20_Text"><text:span text:style-name="T16">because of read-heaviness,</text:span></text:span></text:p>
        </text:list-item>
        <text:list-item>
          <text:p text:style-name="P19"><text:span text:style-name="Source_20_Text"><text:span text:style-name="T17">no problem with eventual consistency,</text:span></text:span></text:p>
        </text:list-item>
        <text:list-item>
          <text:p text:style-name="P19"><text:span text:style-name="Source_20_Text"><text:span text:style-name="T18">mainly dealing with characters (140) </text:span></text:span><text:span text:style-name="Source_20_Text"><text:span text:style-name="T19">so space is not a very big problem,</text:span></text:span></text:p>
        </text:list-item>
      </text:list>
      <text:p text:style-name="P9"><text:span text:style-name="Source_20_Text"><text:span text:style-name="T30">a user time-line will be present only on 3 redis machines out of thousand of redis machines, so load-balancer somehow needs to know that on which three machines user’s time-line is present.</text:span></text:span></text:p>
      <text:p text:style-name="P10"><text:span text:style-name="Source_20_Text"><text:span text:style-name="T20">This can be done by some pretty fast hash-lookup.</text:span></text:span></text:p>
      <text:p text:style-name="P10"><text:span text:style-name="Source_20_Text"><text:span text:style-name="T20"/></text:span></text:p>
      <text:p text:style-name="P11"><text:span text:style-name="Source_20_Text"><text:span text:style-name="T21">Follow-up topics:</text:span></text:span></text:p>
      <text:p text:style-name="P11"><text:span text:style-name="Source_20_Text"><text:span text:style-name="T21">search pipeline such as elastic search,</text:span></text:span></text:p>
      <text:p text:style-name="P12"><text:span text:style-name="Source_20_Text"><text:span text:style-name="T38">notifications,</text:span></text:span></text:p>
      <text:p text:style-name="P22"><text:span text:style-name="Source_20_Text"><text:span text:style-name="T39">push-notifications,</text:span></text:span></text:p>
      <text:p text:style-name="P23"><text:span text:style-name="Source_20_Text"><text:span text:style-name="T40">Like (all the tweets liked by m</text:span></text:span><text:span text:style-name="Source_20_Text"><text:span text:style-name="T41">e</text:span></text:span><text:span text:style-name="Source_20_Text"><text:span text:style-name="T40"> should be shown in my </text:span></text:span><text:span text:style-name="Source_20_Text"><text:span text:style-name="T41">follower’s </text:span></text:span><text:span text:style-name="Source_20_Text"><text:span text:style-name="T40">time-line),</text:span></text:span></text:p>
      <text:p text:style-name="P13"><text:span text:style-name="Source_20_Text"><text:span text:style-name="T24">how to incorporate advertisement: </text:span></text:span><text:span text:style-name="Source_20_Text"><text:span text:style-name="T25">as all the social networks know about the customers, their preferences, the product they are interested in, how to ingest that analytics data and place effective advertisement tweets in the timeline,</text:span></text:span></text:p>
      <text:p text:style-name="P7"><text:span text:style-name="Source_20_Text"><text:span text:style-name="T16"/></text:span></text:p>
      <text:p text:style-name="P7"><text:span text:style-name="Source_20_Text"><text:span text:style-name="Strong_20_Emphasis"><text:span text:style-name="T33">User</text:span></text:span></text:span><text:span text:style-name="Source_20_Text"><text:span text:style-name="T34"> posts a tweet: </text:span></text:span><text:span text:style-name="Source_20_Text"><text:span text:style-name="Strong_20_Emphasis"><text:span text:style-name="T33">Service</text:span></text:span></text:span><text:span text:style-name="Source_20_Text"><text:span text:style-name="T34"> pushes tweets to followers, sending push notifications and emails</text:span></text:span></text:p>
      <text:p text:style-name="P14"><text:span text:style-name="Source_20_Text"><text:span text:style-name="T35">What is a firehose </text:span></text:span><text:span text:style-name="Source_20_Text"><text:span text:style-name="T36">api?</text:span></text:span></text:p>
      <text:p text:style-name="P14"><text:span text:style-name="Source_20_Text"><text:span text:style-name="T35">The firehose API is a steady stream of all available data from a source in realtime –  a giant spigot that delivers data to any number of subscribers at a time. The stream is constant, delivering new, updated data as it happens.</text:span></text:span></text:p>
      <text:p text:style-name="P14"><text:span text:style-name="Strong_20_Emphasis"><text:span text:style-name="T35">The most well known firehose API is the Twitter firehose, an API that delivers 100% of tweets to end users in realtime. At an average of 5,700 tweets per second, the Twitter firehose represents the massive volume of data that can stream over a data firehose.</text:span></text:span></text:p>
      <text:p text:style-name="P14"><text:span text:style-name="Strong_20_Emphasis"><text:span text:style-name="T35">Other than Twitter, there are thousands of other use cases for the data firehose. Pretty much any source of data can be turned into a stream, including:</text:span></text:span></text:p>
      <text:p text:style-name="P14"><text:span text:style-name="Strong_20_Emphasis"><text:span text:style-name="T35">Weather and temperature data</text:span></text:span></text:p>
      <text:p text:style-name="P14"><text:span text:style-name="Strong_20_Emphasis"><text:span text:style-name="T35">Stock quote prices</text:span></text:span></text:p>
      <text:p text:style-name="P14"><text:span text:style-name="Strong_20_Emphasis"><text:span text:style-name="T35">Public transportation time and location data</text:span></text:span></text:p>
      <text:p text:style-name="P14"><text:span text:style-name="Strong_20_Emphasis"><text:span text:style-name="T35">RSS and blog feeds</text:span></text:span></text:p>
      <text:p text:style-name="P14"><text:span text:style-name="Strong_20_Emphasis"><text:span text:style-name="T35">Multiplayer game player position and state</text:span></text:span></text:p>
      <text:p text:style-name="P14"><text:span text:style-name="Strong_20_Emphasis"><text:span text:style-name="T35">Internet of Things sensor network data</text:span></text:span></text:p>
      <text:p text:style-name="P14"><text:span text:style-name="Strong_20_Emphasis"><text:span text:style-name="T35">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35">), however, they don’t stream this data in realtime. Updates are pushed sometimes minutes after they actually happen, or these apps are static. And what good is data if it’s outdated?</text:span></text:span></text:p>
      <text:p text:style-name="P14"><text:span text:style-name="Strong_20_Emphasis"><text:span text:style-name="T35">That’s where firehosing this data comes into play, and we can see why it’s so powerful.</text:span></text:span></text:p>
      <text:p text:style-name="P5"><text:span text:style-name="Source_20_Text"><text:span text:style-name="T37"/></text:span></text:p>
      <text:p text:style-name="P17"><text:span text:style-name="Source_20_Text"><text:span text:style-name="T37">Out of scope</text:span></text:span></text:p>
      <text:list xml:id="list8466273355200273738" text:style-name="L3">
        <text:list-item>
          <text:p text:style-name="P25"><text:span text:style-name="Strong_20_Emphasis">Service</text:span> pushes tweets to the Twitter Firehose and other streams </text:p>
        </text:list-item>
        <text:list-item>
          <text:p text:style-name="P25"><text:span text:style-name="Strong_20_Emphasis">Service</text:span> strips out tweets based on user's visibility settings </text:p>
          <text:list>
            <text:list-item>
              <text:p text:style-name="P26"><text:soft-page-break/>Hide @reply if the user is not also following the person being replied to </text:p>
            </text:list-item>
            <text:list-item>
              <text:p text:style-name="P26">Respect 'hide retweets' setting </text:p>
            </text:list-item>
          </text:list>
        </text:list-item>
        <text:list-item>
          <text:p text:style-name="P24">Analytics </text:p>
        </text:list-item>
      </text:list>
      <text:p text:style-name="P16"><text:span text:style-name="Source_20_Text"><text:span text:style-name="T27">What is user graph service?</text:span></text:span></text:p>
      <text:p text:style-name="P16"><text:span text:style-name="Source_20_Text"><text:span text:style-name="T27"/></text:span></text:p>
      <text:p text:style-name="P21"><text:span text:style-name="Source_20_Text"><text:span text:style-name="T28">Retweet, Retweet of retweet,</text:span></text:span></text:p>
      <text:p text:style-name="P21"><text:span text:style-name="Source_20_Text"><text:span text:style-name="T28"/></text:span></text:p>
      <text:p text:style-name="P16"><text:span text:style-name="Source_20_Text"><text:span text:style-name="T26">Abc</text:span></text:span></text:p>
      <text:p text:style-name="P15"><text:span text:style-name="Source_20_Text"><text:span text:style-name="T10">Abc</text:span></text:span></text:p>
      <text:p text:style-name="P4"><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1-28T23:07:03.401218264</dc:date>
    <meta:editing-duration>P11DT23H52M12S</meta:editing-duration>
    <meta:editing-cycles>1088</meta:editing-cycles>
    <meta:document-statistic meta:table-count="0" meta:image-count="0" meta:object-count="0" meta:page-count="2" meta:paragraph-count="45" meta:word-count="612" meta:character-count="3646" meta:non-whitespace-character-count="3082"/>
  </office:meta>
</office:document-meta>
</file>